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F" svg:font-family="F" style:font-family-generic="system" style:font-pitch="variable"/>
    <style:font-face style:name="Arial" svg:font-family="Arial" style:font-family-generic="swiss" style:font-pitch="variable" svg:panose-1="2 11 6 4 2 2 2 2 2 4"/>
    <style:font-face style:name="Times" svg:font-family="Times" style:font-family-generic="system"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T2" style:parent-style-name="Policepardéfaut" style:family="text">
      <style:text-properties style:font-name-complex="Times New Roman" fo:font-size="14pt" style:font-size-asian="14pt"/>
    </style:style>
    <style:style style:name="P3" style:parent-style-name="Standard" style:family="paragraph">
      <style:paragraph-properties fo:text-align="justify"/>
      <style:text-properties style:font-name-complex="Times New Roman" fo:font-style="italic" style:font-style-asian="italic" fo:font-size="12pt" style:font-size-asian="12pt"/>
    </style:style>
    <style:style style:name="P4" style:parent-style-name="Standard" style:family="paragraph">
      <style:paragraph-properties fo:text-align="justify"/>
    </style:style>
    <style:style style:name="T5" style:parent-style-name="Policepardéfaut" style:family="text">
      <style:text-properties style:font-name-complex="Times New Roman" fo:font-style="italic" style:font-style-asian="italic" fo:font-size="12pt" style:font-size-asian="12pt"/>
    </style:style>
    <style:style style:name="T6" style:parent-style-name="Policepardéfaut" style:family="text">
      <style:text-properties style:font-name-complex="Times New Roman" fo:font-style="italic" style:font-style-asian="italic" fo:font-size="12pt" style:font-size-asian="12pt"/>
    </style:style>
    <style:style style:name="T7" style:parent-style-name="Policepardéfaut" style:family="text">
      <style:text-properties style:font-name-complex="Times New Roman" fo:font-style="italic" style:font-style-asian="italic" fo:font-size="12pt" style:font-size-asian="12pt"/>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T10" style:parent-style-name="Policepardéfaut" style:family="text">
      <style:text-properties style:font-name-complex="Times New Roman" fo:font-size="12pt" style:font-size-asian="12pt"/>
    </style:style>
    <style:style style:name="T11" style:parent-style-name="Policepardéfaut" style:family="text">
      <style:text-properties style:font-name-complex="Times New Roman" fo:font-size="12pt" style:font-size-asian="12pt"/>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T14" style:parent-style-name="Policepardéfaut" style:family="text">
      <style:text-properties style:font-name="Times" style:font-name-complex="Times" fo:font-size="12pt" style:font-size-asian="12pt"/>
    </style:style>
    <style:style style:name="T15" style:parent-style-name="Policepardéfaut" style:family="text">
      <style:text-properties style:font-name="Times" style:font-name-complex="Times" fo:font-size="12pt" style:font-size-asian="12pt"/>
    </style:style>
    <style:style style:name="T16" style:parent-style-name="Policepardéfaut" style:family="text">
      <style:text-properties style:font-name-complex="Times New Roman" fo:font-size="12pt" style:font-size-asian="12pt"/>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T19" style:parent-style-name="Policepardéfaut" style:family="text">
      <style:text-properties style:font-name-complex="Times New Roman" fo:font-size="12pt" style:font-size-asian="12pt"/>
    </style:style>
    <style:style style:name="T20" style:parent-style-name="Policepardéfaut" style:family="text">
      <style:text-properties style:font-name-complex="Times New Roman" fo:font-size="12pt" style:font-size-asian="12pt"/>
    </style:style>
    <style:style style:name="T21" style:parent-style-name="Policepardéfaut" style:family="text">
      <style:text-properties style:font-name-complex="Times New Roman" fo:color="#FF0000" fo:font-size="12pt" style:font-size-asian="12pt"/>
    </style:style>
    <style:style style:name="T22" style:parent-style-name="Policepardéfaut" style:family="text">
      <style:text-properties style:font-name-complex="Times New Roman" fo:color="#000000" fo:font-size="12pt" style:font-size-asian="12pt"/>
    </style:style>
    <style:style style:name="T23" style:parent-style-name="Policepardéfaut" style:family="text">
      <style:text-properties style:font-name-complex="Times New Roman" fo:font-size="12pt" style:font-size-asian="12pt"/>
    </style:style>
    <style:style style:name="T24" style:parent-style-name="Policepardéfaut" style:family="text">
      <style:text-properties style:font-name-complex="Times New Roman" fo:font-size="12pt" style:font-size-asian="12pt"/>
    </style:style>
    <style:style style:name="T25" style:parent-style-name="Policepardéfaut" style:family="text">
      <style:text-properties style:font-name-complex="Times New Roman" fo:color="#000000" fo:font-size="12pt" style:font-size-asian="12pt"/>
    </style:style>
    <style:style style:name="T26" style:parent-style-name="Policepardéfaut" style:family="text">
      <style:text-properties style:font-name-complex="Times New Roman" fo:font-size="12pt" style:font-size-asian="12pt"/>
    </style:style>
    <style:style style:name="T27" style:parent-style-name="Policepardéfaut" style:family="text">
      <style:text-properties style:font-name-complex="Times New Roman" fo:color="#000000" fo:font-size="12pt" style:font-size-asian="12pt"/>
    </style:style>
    <style:style style:name="T28" style:parent-style-name="Policepardéfaut" style:family="text">
      <style:text-properties style:font-name-complex="Times New Roman" fo:font-size="12pt" style:font-size-asian="12pt"/>
    </style:style>
    <style:style style:name="T29" style:parent-style-name="Policepardéfaut" style:family="text">
      <style:text-properties style:font-name-complex="Times New Roman" fo:color="#000000" fo:font-size="12pt" style:font-size-asian="12pt"/>
    </style:style>
    <style:style style:name="T30" style:parent-style-name="Policepardéfaut" style:family="text">
      <style:text-properties style:font-name-complex="Times New Roman" fo:color="#000000" fo:font-size="12pt" style:font-size-asian="12pt"/>
    </style:style>
    <style:style style:name="T31" style:parent-style-name="Policepardéfaut" style:family="text">
      <style:text-properties style:font-name-complex="Times New Roman" fo:font-size="12pt" style:font-size-asian="12pt"/>
    </style:style>
    <style:style style:name="P32" style:parent-style-name="Standard" style:family="paragraph">
      <style:paragraph-properties fo:text-align="justify"/>
    </style:style>
    <style:style style:name="T33" style:parent-style-name="Policepardéfaut" style:family="text">
      <style:text-properties style:font-name-complex="Times New Roman" fo:font-size="12pt" style:font-size-asian="12pt"/>
    </style:style>
    <style:style style:name="T34" style:parent-style-name="Policepardéfaut" style:family="text">
      <style:text-properties style:font-name-complex="Times New Roman" fo:font-size="12pt" style:font-size-asian="12pt"/>
    </style:style>
    <style:style style:name="T35" style:parent-style-name="Policepardéfaut" style:family="text">
      <style:text-properties style:font-name-complex="Times New Roman" fo:font-size="12pt" style:font-size-asian="12pt"/>
    </style:style>
    <style:style style:name="T36" style:parent-style-name="Policepardéfaut" style:family="text">
      <style:text-properties style:font-name-complex="Times New Roman" fo:color="#000000" fo:font-size="12pt" style:font-size-asian="12pt"/>
    </style:style>
    <style:style style:name="P37" style:parent-style-name="Standard" style:family="paragraph">
      <style:paragraph-properties fo:text-align="justify"/>
    </style:style>
    <style:style style:name="T38" style:parent-style-name="Policepardéfaut" style:family="text">
      <style:text-properties style:font-name-complex="Times New Roman" fo:font-size="12pt" style:font-size-asian="12pt"/>
    </style:style>
    <style:style style:name="T39" style:parent-style-name="Policepardéfaut" style:family="text">
      <style:text-properties style:font-name-complex="Times New Roman" fo:color="#000000" fo:font-size="12pt" style:font-size-asian="12pt"/>
    </style:style>
    <style:style style:name="T40" style:parent-style-name="Policepardéfaut" style:family="text">
      <style:text-properties style:font-name-complex="Times New Roman" fo:font-size="12pt" style:font-size-asian="12pt"/>
    </style:style>
    <style:style style:name="T41" style:parent-style-name="Policepardéfaut" style:family="text">
      <style:text-properties style:font-name-complex="Times New Roman" fo:color="#000000" fo:font-size="12pt" style:font-size-asian="12pt"/>
    </style:style>
    <style:style style:name="T42" style:parent-style-name="Policepardéfaut" style:family="text">
      <style:text-properties style:font-name-complex="Times New Roman" fo:font-size="12pt" style:font-size-asian="12pt"/>
    </style:style>
    <style:style style:name="T43" style:parent-style-name="Policepardéfaut" style:family="text">
      <style:text-properties style:font-name-complex="Times New Roman" fo:font-size="12pt" style:font-size-asian="12pt"/>
    </style:style>
    <style:style style:name="P44" style:parent-style-name="Standard" style:family="paragraph">
      <style:paragraph-properties fo:text-align="justify"/>
    </style:style>
    <style:style style:name="T45" style:parent-style-name="Policepardéfaut" style:family="text">
      <style:text-properties style:font-name-complex="Times New Roman" fo:font-size="12pt" style:font-size-asian="12pt"/>
    </style:style>
    <style:style style:name="T46" style:parent-style-name="Policepardéfaut" style:family="text">
      <style:text-properties style:font-name-complex="Times New Roman" fo:color="#000000" fo:font-size="12pt" style:font-size-asian="12pt"/>
    </style:style>
    <style:style style:name="T47" style:parent-style-name="Policepardéfaut" style:family="text">
      <style:text-properties style:font-name-complex="Times New Roman" fo:color="#000000" fo:font-size="12pt" style:font-size-asian="12pt"/>
    </style:style>
    <style:style style:name="P48" style:parent-style-name="Standard" style:family="paragraph">
      <style:paragraph-properties fo:text-align="justify"/>
    </style:style>
    <style:style style:name="T49" style:parent-style-name="Policepardéfaut" style:family="text">
      <style:text-properties style:font-name-complex="Times New Roman" fo:font-size="12pt" style:font-size-asian="12pt"/>
    </style:style>
    <style:style style:name="T50" style:parent-style-name="Policepardéfaut" style:family="text">
      <style:text-properties style:font-name-complex="Times New Roman" fo:font-size="12pt" style:font-size-asian="12pt"/>
    </style:style>
    <style:style style:name="T51" style:parent-style-name="Policepardéfaut" style:family="text">
      <style:text-properties style:font-name-complex="Times New Roman" fo:color="#000000" fo:font-size="12pt" style:font-size-asian="12pt"/>
    </style:style>
    <style:style style:name="T52" style:parent-style-name="Policepardéfaut" style:family="text">
      <style:text-properties style:font-name-complex="Times New Roman" fo:font-size="12pt" style:font-size-asian="12pt"/>
    </style:style>
    <style:style style:name="T53" style:parent-style-name="Policepardéfaut" style:family="text">
      <style:text-properties style:font-name-complex="Times New Roman" fo:color="#000000" fo:font-size="12pt" style:font-size-asian="12pt"/>
    </style:style>
    <style:style style:name="T54" style:parent-style-name="Policepardéfaut" style:family="text">
      <style:text-properties style:font-name-complex="Times New Roman" fo:font-size="12pt" style:font-size-asian="12pt"/>
    </style:style>
    <style:style style:name="T55" style:parent-style-name="Policepardéfaut" style:family="text">
      <style:text-properties style:font-name-complex="Times New Roman" fo:font-size="12pt" style:font-size-asian="12pt"/>
    </style:style>
    <style:style style:name="P56" style:parent-style-name="Standard" style:family="paragraph">
      <style:paragraph-properties fo:text-align="justify"/>
    </style:style>
    <style:style style:name="T57" style:parent-style-name="Policepardéfaut" style:family="text">
      <style:text-properties style:font-name-complex="Times New Roman" fo:font-size="12pt" style:font-size-asian="12pt"/>
    </style:style>
    <style:style style:name="T58" style:parent-style-name="Policepardéfaut" style:family="text">
      <style:text-properties style:font-name-complex="Times New Roman" fo:font-size="12pt" style:font-size-asian="12pt"/>
    </style:style>
    <style:style style:name="P59" style:parent-style-name="Standard" style:family="paragraph">
      <style:paragraph-properties fo:text-align="justify"/>
    </style:style>
    <style:style style:name="T60" style:parent-style-name="Policepardéfaut" style:family="text">
      <style:text-properties style:font-name-complex="Times New Roman" fo:font-size="12pt" style:font-size-asian="12pt"/>
    </style:style>
    <style:style style:name="T61" style:parent-style-name="Policepardéfaut" style:family="text">
      <style:text-properties style:font-name-complex="Times New Roman" fo:color="#000000" fo:font-size="12pt" style:font-size-asian="12pt"/>
    </style:style>
    <style:style style:name="T62" style:parent-style-name="Policepardéfaut" style:family="text">
      <style:text-properties style:font-name-complex="Times New Roman" fo:font-size="12pt" style:font-size-asian="12pt"/>
    </style:style>
    <style:style style:name="T63" style:parent-style-name="Policepardéfaut" style:family="text">
      <style:text-properties style:font-name-complex="Times New Roman" fo:font-size="12pt" style:font-size-asian="12pt"/>
    </style:style>
    <style:style style:name="T64" style:parent-style-name="Policepardéfaut" style:family="text">
      <style:text-properties style:font-name-complex="Times New Roman" fo:color="#000000" fo:font-size="12pt" style:font-size-asian="12pt"/>
    </style:style>
    <style:style style:name="T65" style:parent-style-name="Policepardéfaut" style:family="text">
      <style:text-properties style:font-name-complex="Times New Roman" fo:font-size="12pt" style:font-size-asian="12pt"/>
    </style:style>
    <style:style style:name="T66" style:parent-style-name="Policepardéfaut" style:family="text">
      <style:text-properties style:font-name-complex="Times New Roman" fo:font-size="12pt" style:font-size-asian="12pt"/>
    </style:style>
    <style:style style:name="T67" style:parent-style-name="Policepardéfaut" style:family="text">
      <style:text-properties style:font-name-complex="Times New Roman" fo:font-size="12pt" style:font-size-asian="12pt"/>
    </style:style>
    <style:style style:name="T68" style:parent-style-name="Policepardéfaut" style:family="text">
      <style:text-properties style:font-name-complex="Times New Roman" fo:font-size="12pt" style:font-size-asian="12pt"/>
    </style:style>
    <style:style style:name="T69" style:parent-style-name="Policepardéfaut" style:family="text">
      <style:text-properties style:font-name-complex="Times New Roman" fo:font-size="12pt" style:font-size-asian="12pt"/>
    </style:style>
    <style:style style:name="T70" style:parent-style-name="Policepardéfaut" style:family="text">
      <style:text-properties style:font-name-complex="Times New Roman" fo:color="#000000" fo:font-size="12pt" style:font-size-asian="12pt"/>
    </style:style>
    <style:style style:name="T71" style:parent-style-name="Policepardéfaut" style:family="text">
      <style:text-properties style:font-name-complex="Times New Roman" fo:font-size="12pt" style:font-size-asian="12pt"/>
    </style:style>
    <style:style style:name="T72" style:parent-style-name="Policepardéfaut" style:family="text">
      <style:text-properties style:font-name-complex="Times New Roman" fo:font-size="12pt" style:font-size-asian="12pt"/>
    </style:style>
    <style:style style:name="T73" style:parent-style-name="Policepardéfaut" style:family="text">
      <style:text-properties style:font-name-complex="Times New Roman" fo:color="#000000" fo:font-size="12pt" style:font-size-asian="12pt"/>
    </style:style>
    <style:style style:name="T74" style:parent-style-name="Policepardéfaut" style:family="text">
      <style:text-properties style:font-name-complex="Times New Roman" fo:font-size="12pt" style:font-size-asian="12pt"/>
    </style:style>
    <style:style style:name="P75" style:parent-style-name="Standard" style:family="paragraph">
      <style:paragraph-properties fo:text-align="justify"/>
    </style:style>
    <style:style style:name="T76" style:parent-style-name="Policepardéfaut" style:family="text">
      <style:text-properties style:font-name-complex="Times New Roman" fo:font-size="12pt" style:font-size-asian="12pt"/>
    </style:style>
    <style:style style:name="T77" style:parent-style-name="Policepardéfaut" style:family="text">
      <style:text-properties style:font-name-complex="Times New Roman" fo:font-size="12pt" style:font-size-asian="12pt"/>
    </style:style>
    <style:style style:name="P78" style:parent-style-name="Standard" style:family="paragraph">
      <style:paragraph-properties fo:text-align="justify"/>
    </style:style>
    <style:style style:name="T79" style:parent-style-name="Policepardéfaut" style:family="text">
      <style:text-properties style:font-name-complex="Times New Roman" fo:font-size="12pt" style:font-size-asian="12pt"/>
    </style:style>
    <style:style style:name="T80" style:parent-style-name="Policepardéfaut" style:family="text">
      <style:text-properties style:font-name-complex="Times New Roman" fo:font-size="12pt" style:font-size-asian="12pt"/>
    </style:style>
    <style:style style:name="T81" style:parent-style-name="Policepardéfaut" style:family="text">
      <style:text-properties style:font-name-complex="Times New Roman" fo:font-size="12pt" style:font-size-asian="12pt"/>
    </style:style>
    <style:style style:name="T82" style:parent-style-name="Policepardéfaut" style:family="text">
      <style:text-properties style:font-name-complex="Times New Roman" fo:font-size="12pt" style:font-size-asian="12pt"/>
    </style:style>
    <style:style style:name="T83" style:parent-style-name="Policepardéfaut" style:family="text">
      <style:text-properties style:font-name-complex="Times New Roman" fo:font-size="12pt" style:font-size-asian="12pt"/>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T86" style:parent-style-name="Policepardéfaut" style:family="text">
      <style:text-properties style:font-name-complex="Times New Roman" fo:font-size="12pt" style:font-size-asian="12pt"/>
    </style:style>
    <style:style style:name="T87" style:parent-style-name="Policepardéfaut" style:family="text">
      <style:text-properties style:font-name-complex="Times New Roman" fo:font-style="italic" style:font-style-asian="italic" fo:font-size="12pt" style:font-size-asian="12pt"/>
    </style:style>
    <style:style style:name="T88" style:parent-style-name="Policepardéfaut" style:family="text">
      <style:text-properties style:font-name-complex="Times New Roman" fo:font-style="italic" style:font-style-asian="italic" fo:font-size="12pt" style:font-size-asian="12pt"/>
    </style:style>
    <style:style style:name="T89" style:parent-style-name="Policepardéfaut" style:family="text">
      <style:text-properties style:font-name-complex="Times New Roman" fo:font-style="italic" style:font-style-asian="italic" fo:font-size="12pt" style:font-size-asian="12pt"/>
    </style:style>
    <style:style style:name="T90" style:parent-style-name="Policepardéfaut" style:family="text">
      <style:text-properties style:font-name-complex="Times New Roman" fo:font-style="italic" style:font-style-asian="italic" fo:font-size="12pt" style:font-size-asian="12pt"/>
    </style:style>
    <style:style style:name="T91" style:parent-style-name="Policepardéfaut" style:family="text">
      <style:text-properties style:font-name-complex="Times New Roman" fo:font-style="italic" style:font-style-asian="italic" fo:font-size="12pt" style:font-size-asian="12pt"/>
    </style:style>
  </office:automatic-styles>
  <office:body>
    <office:text text:use-soft-page-breaks="true">
      <text:p text:style-name="P1"><text:span text:style-name="T2">Lettre de Jacob</text:span></text:p>
      <text:p text:style-name="P3"/>
      <text:p text:style-name="P4"><text:span text:style-name="T5">Cette lettre a été retrouvée en 1988 dans une bouteille en verr</text:span><text:span text:style-name="T6">e<text:s/></text:span><text:span text:style-name="T7">enterrée dans le camp de Septfonds (détruit en 1945) par un paysan qui effectuait des travaux agricoles sur son terrain. Actuellement la lettre est conservée dans les archives de la Mounière.</text:span></text:p>
      <text:p text:style-name="P8"/>
      <text:p text:style-name="P9"><text:span text:style-name="T10"><text:tab/>Le 30 août 1942, S</text:span><text:span text:style-name="T11">eptfonds</text:span></text:p>
      <text:p text:style-name="P12"/>
      <text:p text:style-name="P13"><text:span text:style-name="T14"><text:tab/>Hier, j'ai demandé à un des gardes du camp s'il pouvait me fournir quelques feuilles et un stylo pour écrire une lettre. Je me sens si seul ici et j'ai besoin de raconter mon histoire, je veux qu'on se souvienne de moi, de ma vie, de ma famille.</text:span><text:span text:style-name="T15"><text:s/></text:span><text:span text:style-name="T16">J'ai décidé d'écrire ces quelques pages afin de laisser une trace de mon passage car je ne veux pas être oublié. Depuis quelques temps, les départs sont incessants dans le camp, j'ai peur d'être le prochain et je ne sais pas où je serais envoyé...</text:span></text:p>
      <text:p text:style-name="P17"/>
      <text:p text:style-name="P18"><text:span text:style-name="T19"><text:tab/>Je m’</text:span><text:span text:style-name="T20">appelle Jacob Slowinski, je suis né à Varsovie le 17 juillet 1903. J’y vivais avec ma mère et mes frères et sœurs dans un ghetto juif</text:span><text:span text:style-name="T21">.<text:s/></text:span><text:span text:style-name="T22">J’ai commencé à travailler dans une menuiserie à 14 ans. La vie était dure pour les Juifs de Pologne. En novembre 1918,</text:span><text:span text:style-name="T23"><text:s/>n</text:span><text:span text:style-name="T24">ous avons été victim</text:span><text:span text:style-name="T25">es d’un pogrom,<text:s/></text:span><text:span text:style-name="T26">qui nous a mis à la rue, ma famille et moi. Nous</text:span><text:span text:style-name="T27"><text:s/>avons absolument tout perdu et malheureusement mes deux sœurs sont décédées des suites de notre misère.</text:span><text:span text:style-name="T28"><text:s/>La culpabilité</text:span><text:span text:style-name="T29"><text:s/>de ne pas les avoir protégées et la tristesse contin</text:span><text:span text:style-name="T30">uent à me hanter encore aujourd’hui. On a pu retrouver un logement stable, mais la crise économique est arrivée et ma mère a perdu son travail. Seul</text:span><text:span text:style-name="T31"><text:s/>mon emploi à la menuiserie nous a permis de survivre.</text:span></text:p>
      <text:p text:style-name="P32"><text:span text:style-name="T33"><text:tab/>En 1935, j'ai moi aussi perdu mon travail. Je me sui</text:span><text:span text:style-name="T34">s résolu à partir pour la France à contrecœur car il me fallait laisser ma famille derrière moi. J’ai vite trouvé une place dans une mine de charbon à Lens. Les débuts étaient difficiles, je gagnais peu et je ne parlais que le yiddish. Avec le temps, j’ai<text:s/></text:span><text:span text:style-name="T35">fini par me</text:span><text:span text:style-name="T36"><text:s/>débrouiller en français.</text:span></text:p>
      <text:p text:style-name="P37"><text:span text:style-name="T38"><text:tab/>En 1939,</text:span><text:span text:style-name="T39"><text:s/>j’ai appris l</text:span><text:span text:style-name="T40">'invasion de la Pologne et en 1940, celle de la Belgique. Par peur, avec d’autres Juifs, nous avons décidé de partir pour le sud de la France, en passant par Paris</text:span><text:span text:style-name="T41">. Là, j</text:span><text:span text:style-name="T42">’ai appris que ma famille<text:s/></text:span><text:span text:style-name="T43">était enfermée dans le ghetto de Varsovie.</text:span></text:p>
      <text:p text:style-name="P44"><text:span text:style-name="T45"><text:tab/>En Juin 1940, je suis arrivé à Montauban<text:s/></text:span><text:span text:style-name="T46">en espérant une vie meilleure mais je suis rapidement redescendu sur terre lorsque des lois anti-juives nous ont obligés à nous faire recenser. J’ai dû me résoudre à y all</text:span><text:span text:style-name="T47">er en octobre 1940 et voilà comment j’ai été réduit à un simple mot tamponné sur une carte d’identité. Juif. Depuis, je ne fais plus que survivre dans la peur, l'angoisse et la misère.</text:span></text:p>
      <text:p text:style-name="P48"><text:span text:style-name="T49"><text:tab/>Au printemps 1942, j’ai été assigné à résidence à Caussade avec d’autr</text:span><text:span text:style-name="T50">es Juifs et le 13 mai 1942</text:span><text:span text:style-name="T51">, j’ai été en</text:span><text:span text:style-name="T52">voyé au camp de Septfonds. Là</text:span><text:span text:style-name="T53">, j’ai été inc</text:span><text:span text:style-name="T54">orporé dans un groupe de travailleurs, le 302 GTE. J’effectue surtout des travaux d’entretien et de jardinage dans le camp. Un jour, dans le potager, j'ai trouvé une cuillère</text:span><text:span text:style-name="T55">. Je ne sais pas pourquoi, cette cuillère, plutôt banale, m'a fait quelque chose, et j'ai décidé de la garder.</text:span></text:p>
      <text:p text:style-name="P56"><text:span text:style-name="T57"><text:tab/>Les gardes sont tyranniques, l’hygiène est abominable, les repas en méritent à peine le nom. J’ai noué des relations avec des personnes parlant<text:s/></text:span><text:span text:style-name="T58">le yiddish et le français mais je me sens terriblement seul.</text:span></text:p>
      <text:soft-page-break/>
      <text:p text:style-name="P59"><text:span text:style-name="T60"><text:tab/>Il y a quelques jours,</text:span><text:span text:style-name="T61"><text:s/>j’ai vu arri</text:span><text:span text:style-name="T62">ver à Septfonds des Juifs venant du Lot et du Tarn-et-Garonne, et parmi eux, pour la première fois, il y avait des femmes et des enfants. Comment peut-on oblig</text:span><text:span text:style-name="T63">er des êtres aussi jeunes et fragiles à vivre ici dans de telles conditions ? Comment les employés du camp peuvent-ils les regarder, voir la peur dans leurs yeux</text:span><text:span text:style-name="T64"><text:s/>et<text:s/></text:span><text:span text:style-name="T65">rester<text:s/></text:span><text:span text:style-name="T66">indifférents</text:span><text:span text:style-name="T67"> ?<text:s/></text:span><text:span text:style-name="T68">Parmi<text:s/></text:span><text:span text:style-name="T69">ces nouveaux prisonniers, il y</text:span><text:span text:style-name="T70"><text:s/>avait u</text:span><text:span text:style-name="T71">ne jeune fille terrorisée</text:span><text:span text:style-name="T72">. Pour essayer de la distraire, je lui</text:span><text:span text:style-name="T73"><text:s/>ai fait u</text:span><text:span text:style-name="T74">n tour de magie avec ma cuillère.</text:span></text:p>
      <text:p text:style-name="P75"><text:span text:style-name="T76">Je vois les autorités du camp séparer certains d’entre nous, travailleurs du GTE n°302 et les mettre dans un emplacement spécial. Je suis terrorisé à l’idée d’en faire partie</text:span><text:span text:style-name="T77"><text:s/>et d'être à nouveau arraché au peu de gens que je connais.</text:span></text:p>
      <text:p text:style-name="P78"><text:span text:style-name="T79"><text:tab/>La nuit vient de tomber, je dois retourner dans mon baraquement. Toi qui trouveras cette lettre, si jamais elle est retrouvée, ne nous oublie pas et surtout plus jamais ça. N'oublie pas que nous<text:s/></text:span><text:span text:style-name="T80">nous sommes battus courageusement face à la barbarie nazie, moi et tous ceux qui sont tombés sous le joug de la tyrannie et de l'horreur humaine. Peu importe notre nationalité ou notre religion, nous nous sommes tenus tous</text:span><text:span text:style-name="T81"><text:s/>ensemble</text:span><text:span text:style-name="T82"><text:s/>debout et dign</text:span><text:span text:style-name="T83">es face à nos oppresseurs avec l'espoir qu'un jour justice serait rendue.</text:span></text:p>
      <text:p text:style-name="P84"/>
      <text:p text:style-name="P85"><text:span text:style-name="T86"><text:tab/></text:span><text:span text:style-name="T87">Le 3 Septembre 1942, Jacob et d'autres<text:s/></text:span><text:span text:style-name="T88">Juifs<text:s/></text:span><text:span text:style-name="T89">sont embarqués en</text:span><text:span text:style-name="T90"><text:s/>train pour<text:s/></text:span><text:span text:style-name="T91">Drancy avant d'être envoyés à Auschwitz sans savoir que la mort les attend au bout des rail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F" svg:font-family="F" style:font-family-generic="system" style:font-pitch="variable"/>
    <style:font-face style:name="Arial" svg:font-family="Arial" style:font-family-generic="swiss" style:font-pitch="variable" svg:panose-1="2 11 6 4 2 2 2 2 2 4"/>
    <style:font-face style:name="Times" svg:font-family="Times" style:font-family-generic="system"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Times New Roman" style:font-name-asian="Arial Unicode MS"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Arial Unicode M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 S</meta:initial-creator>
    <dc:creator>Margot Nicolle</dc:creator>
    <meta:creation-date>2019-10-04T09:18:00Z</meta:creation-date>
    <dc:date>2019-10-04T09:18:00Z</dc:date>
    <meta:template xlink:href="Normal"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9" meta:word-count="711" meta:character-count="4615" meta:row-count="32" meta:non-whitespace-character-count="3913"/>
  </office:meta>
</office:document-meta>
</file>